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6.9063in" fo:margin-left="0.0139in" table:align="left"/>
    </style:style>
    <style:style style:name="Table3.A" style:family="table-column">
      <style:table-column-properties style:column-width="6.9063in"/>
    </style:style>
    <style:style style:name="Table3.A1" style:family="table-cell">
      <style:table-cell-properties fo:padding="0.0382in" fo:border="none"/>
    </style:style>
    <style:style style:name="Table5" style:family="table">
      <style:table-properties style:width="6.9063in" fo:margin-left="0.0139in" table:align="left"/>
    </style:style>
    <style:style style:name="Table5.A" style:family="table-column">
      <style:table-column-properties style:column-width="6.9063in"/>
    </style:style>
    <style:style style:name="Table5.A1" style:family="table-cell">
      <style:table-cell-properties fo:padding="0.0382in" fo:border="none"/>
    </style:style>
    <style:style style:name="Table11" style:family="table">
      <style:table-properties style:width="6.925in" table:align="margins"/>
    </style:style>
    <style:style style:name="Table11.A" style:family="table-column">
      <style:table-column-properties style:column-width="1.3819in" style:rel-column-width="13078*"/>
    </style:style>
    <style:style style:name="Table11.B" style:family="table-column">
      <style:table-column-properties style:column-width="5.5431in" style:rel-column-width="52457*"/>
    </style:style>
    <style:style style:name="Table11.A1" style:family="table-cell">
      <style:table-cell-properties fo:padding="0.0382in" fo:border="none"/>
    </style:style>
    <style:style style:name="Table2" style:family="table">
      <style:table-properties style:width="6.925in" table:align="margins"/>
    </style:style>
    <style:style style:name="Table2.A" style:family="table-column">
      <style:table-column-properties style:column-width="1.3813in" style:rel-column-width="13071*"/>
    </style:style>
    <style:style style:name="Table2.B" style:family="table-column">
      <style:table-column-properties style:column-width="5.5438in" style:rel-column-width="52464*"/>
    </style:style>
    <style:style style:name="Table2.A1" style:family="table-cell">
      <style:table-cell-properties fo:padding="0.0382in" fo:border="none"/>
    </style:style>
    <style:style style:name="Table7" style:family="table">
      <style:table-properties style:width="6.925in" table:align="margins"/>
    </style:style>
    <style:style style:name="Table7.A" style:family="table-column">
      <style:table-column-properties style:column-width="1.3813in" style:rel-column-width="13071*"/>
    </style:style>
    <style:style style:name="Table7.B" style:family="table-column">
      <style:table-column-properties style:column-width="5.5438in" style:rel-column-width="52464*"/>
    </style:style>
    <style:style style:name="Table7.A1" style:family="table-cell">
      <style:table-cell-properties fo:padding="0.0382in" fo:border="none"/>
    </style:style>
    <style:style style:name="P1" style:family="paragraph" style:parent-style-name="Standard">
      <style:text-properties style:font-name="Calibri" fo:font-size="10pt" style:font-size-asian="10pt" style:font-size-complex="10pt"/>
    </style:style>
    <style:style style:name="P2" style:family="paragraph" style:parent-style-name="Standard">
      <style:paragraph-properties fo:text-align="start" style:justify-single-word="false"/>
      <style:text-properties style:font-name="Calibri" fo:font-size="10pt" style:text-underline-style="none" fo:font-weight="bold" style:font-size-asian="10pt" style:font-weight-asian="bold" style:font-size-complex="10pt" style:font-weight-complex="bold"/>
    </style:style>
    <style:style style:name="P3" style:family="paragraph" style:parent-style-name="Standard">
      <style:paragraph-properties fo:text-align="start" style:justify-single-word="false"/>
      <style:text-properties style:font-name="Calibri" fo:font-size="10pt" fo:language="en" fo:country="CA" fo:font-style="normal" style:text-underline-style="none" fo:font-weight="normal" style:font-size-asian="10pt" style:font-style-asian="normal" style:font-weight-asian="normal" style:font-size-complex="10pt" style:font-style-complex="normal" style:font-weight-complex="normal"/>
    </style:style>
    <style:style style:name="P4" style:family="paragraph" style:parent-style-name="Standard">
      <style:text-properties style:font-name="Calibri" fo:font-size="10pt" fo:font-style="italic" style:font-size-asian="10pt" style:font-style-asian="italic" style:font-size-complex="10pt" style:font-style-complex="italic"/>
    </style:style>
    <style:style style:name="P5" style:family="paragraph" style:parent-style-name="Standard">
      <style:text-properties style:font-name="Calibri" fo:font-size="10pt" fo:font-style="italic" fo:font-weight="bold" style:font-size-asian="10pt" style:font-style-asian="italic" style:font-weight-asian="bold" style:font-size-complex="10pt" style:font-style-complex="italic" style:font-weight-complex="bold"/>
    </style:style>
    <style:style style:name="P6" style:family="paragraph" style:parent-style-name="Standard">
      <style:text-properties style:font-name="Calibri" fo:font-size="10pt" fo:font-weight="bold" style:font-size-asian="10pt" style:font-weight-asian="bold" style:font-size-complex="10pt" style:font-weight-complex="bold"/>
    </style:style>
    <style:style style:name="P7" style:family="paragraph" style:parent-style-name="Standard">
      <style:paragraph-properties fo:text-align="start" style:justify-single-word="false"/>
      <style:text-properties fo:color="#000000" style:font-name="Calibri" fo:font-size="10pt" fo:language="en" fo:country="CA" style:text-underline-style="none" fo:font-weight="normal" style:font-size-asian="10pt" style:font-weight-asian="normal" style:font-size-complex="10pt" style:font-weight-complex="normal"/>
    </style:style>
    <style:style style:name="P8" style:family="paragraph" style:parent-style-name="Standard">
      <style:paragraph-properties fo:text-align="start" style:justify-single-word="false"/>
      <style:text-properties fo:color="#000000" style:font-name="Calibri" fo:font-size="10pt" fo:language="en" fo:country="CA" fo:font-weight="normal" style:font-size-asian="10pt" style:font-weight-asian="normal" style:font-size-complex="10pt" style:font-weight-complex="normal"/>
    </style:style>
    <style:style style:name="P9" style:family="paragraph" style:parent-style-name="Standard">
      <style:text-properties fo:color="#000000" style:font-name="Calibri" fo:font-size="10pt" fo:language="en" fo:country="CA" fo:font-weight="bold" style:font-size-asian="10pt" style:font-weight-asian="bold" style:font-size-complex="10pt" style:font-weight-complex="bold"/>
    </style:style>
    <style:style style:name="P10" style:family="paragraph" style:parent-style-name="Standard">
      <style:paragraph-properties fo:text-align="start" style:justify-single-word="false"/>
      <style:text-properties fo:color="#000000" style:font-name="Calibri" fo:font-size="10pt" fo:language="en" fo:country="CA" fo:font-weight="bold" style:font-size-asian="10pt" style:font-weight-asian="bold" style:font-size-complex="10pt" style:font-weight-complex="bold"/>
    </style:style>
    <style:style style:name="P11" style:family="paragraph" style:parent-style-name="Standard">
      <style:text-properties fo:color="#000000" style:font-name="Calibri" fo:font-size="10pt" fo:language="en" fo:country="CA" fo:font-style="italic" fo:font-weight="bold" style:font-size-asian="10pt" style:font-style-asian="italic" style:font-weight-asian="bold" style:font-size-complex="10pt" style:font-style-complex="italic" style:font-weight-complex="bold"/>
    </style:style>
    <style:style style:name="P12" style:family="paragraph" style:parent-style-name="Standard">
      <style:paragraph-properties fo:text-align="center" style:justify-single-word="false"/>
      <style:text-properties fo:color="#000000" style:font-name="Calibri" fo:font-size="12pt" fo:language="en" fo:country="CA" fo:font-weight="bold" style:font-size-asian="12pt" style:font-weight-asian="bold" style:font-size-complex="12pt" style:font-weight-complex="bold"/>
    </style:style>
    <style:style style:name="P13" style:family="paragraph" style:parent-style-name="Table_20_Contents">
      <style:text-properties style:font-name="Calibri" fo:font-size="10pt" fo:font-weight="normal" style:font-size-asian="10pt" style:font-weight-asian="normal" style:font-size-complex="10pt" style:font-weight-complex="normal"/>
    </style:style>
    <style:style style:name="P14" style:family="paragraph" style:parent-style-name="Standard" style:list-style-name="L1">
      <style:paragraph-properties fo:text-align="start" style:justify-single-word="false"/>
      <style:text-properties style:font-name="Calibri" fo:font-size="10pt" style:text-underline-style="none" fo:font-weight="normal" style:font-size-asian="10pt" style:font-weight-asian="normal" style:font-size-complex="10pt" style:font-weight-complex="normal"/>
    </style:style>
    <style:style style:name="P15" style:family="paragraph" style:parent-style-name="Standard" style:list-style-name="L2">
      <style:paragraph-properties fo:text-align="start" style:justify-single-word="false"/>
      <style:text-properties style:font-name="Calibri" fo:font-size="10pt" style:text-underline-style="none" fo:font-weight="normal" style:font-size-asian="10pt" style:font-weight-asian="normal" style:font-size-complex="10pt" style:font-weight-complex="normal"/>
    </style:style>
    <style:style style:name="P16" style:family="paragraph" style:parent-style-name="Standard" style:list-style-name="L3">
      <style:paragraph-properties fo:text-align="start" style:justify-single-word="false"/>
      <style:text-properties style:font-name="Calibri" fo:font-size="10pt" style:text-underline-style="none" fo:font-weight="normal" style:font-size-asian="10pt" style:font-weight-asian="normal" style:font-size-complex="10pt" style:font-weight-complex="normal"/>
    </style:style>
    <style:style style:name="P17" style:family="paragraph" style:parent-style-name="Standard" style:list-style-name="L4">
      <style:paragraph-properties fo:text-align="start" style:justify-single-word="false"/>
      <style:text-properties style:font-name="Calibri" fo:font-size="10pt" style:text-underline-style="none" fo:font-weight="normal" style:font-size-asian="10pt" style:font-weight-asian="normal" style:font-size-complex="10pt" style:font-weight-complex="normal"/>
    </style:style>
    <style:style style:name="P18" style:family="paragraph" style:parent-style-name="Standard" style:list-style-name="L5">
      <style:paragraph-properties fo:text-align="start" style:justify-single-word="false"/>
      <style:text-properties style:font-name="Calibri" fo:font-size="10pt" style:text-underline-style="none" fo:font-weight="normal" style:font-size-asian="10pt" style:font-weight-asian="normal" style:font-size-complex="10pt" style:font-weight-complex="normal"/>
    </style:style>
    <style:style style:name="P19" style:family="paragraph" style:parent-style-name="Standard" style:list-style-name="L6">
      <style:paragraph-properties fo:text-align="start" style:justify-single-word="false"/>
      <style:text-properties style:font-name="Calibri" fo:font-size="10pt" style:text-underline-style="none" fo:font-weight="normal" style:font-size-asian="10pt" style:font-weight-asian="normal" style:font-size-complex="10pt" style:font-weight-complex="normal"/>
    </style:style>
    <style:style style:name="P20" style:family="paragraph" style:parent-style-name="Standard" style:list-style-name="L7">
      <style:paragraph-properties fo:text-align="start" style:justify-single-word="false"/>
      <style:text-properties style:font-name="Calibri" fo:font-size="10pt" style:text-underline-style="none" fo:font-weight="normal" style:font-size-asian="10pt" style:font-weight-asian="normal" style:font-size-complex="10pt" style:font-weight-complex="normal"/>
    </style:style>
    <style:style style:name="P21" style:family="paragraph" style:parent-style-name="Standard" style:list-style-name="L3">
      <style:paragraph-properties fo:text-align="start" style:justify-single-word="false"/>
      <style:text-properties style:font-name="Calibri" fo:font-size="10pt" fo:language="en" fo:country="CA" style:text-underline-style="none" fo:font-weight="normal"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fo:color="#000000" style:font-name="Calibri" fo:font-size="10pt" fo:language="en" fo:country="CA" fo:font-weight="normal" style:font-size-asian="10pt" style:font-weight-asian="normal" style:font-size-complex="10pt" style:font-weight-complex="normal"/>
    </style:style>
    <style:style style:name="T1" style:family="text">
      <style:text-properties style:text-position="super 58%"/>
    </style:style>
    <style:style style:name="T2" style:family="text">
      <style:text-properties style:text-position="super 58%"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language="en" fo:country="CA"/>
    </style:style>
    <style:style style:name="T8" style:family="text">
      <style:text-properties fo:language="en" fo:country="CA" fo:font-weight="bold" style:font-weight-asian="bold" style:font-weight-complex="bold"/>
    </style:style>
    <style:style style:name="T9" style:family="text">
      <style:text-properties fo:language="en" fo:country="CA" fo:font-style="normal" style:font-style-asian="normal" style:font-style-complex="normal"/>
    </style:style>
    <style:style style:name="T10" style:family="text">
      <style:text-properties fo:language="en" fo:country="CA" fo:font-style="normal" fo:font-weight="bold" style:font-style-asian="normal" style:font-weight-asian="bold" style:font-style-complex="normal" style:font-weight-complex="bold"/>
    </style:style>
    <style:style style:name="T11" style:family="text">
      <style:text-properties fo:language="en" fo:country="CA" fo:font-style="normal" style:text-underline-style="none" fo:font-weight="normal" style:font-style-asian="normal" style:font-weight-asian="normal" style:font-style-complex="normal" style:font-weight-complex="normal"/>
    </style:style>
    <style:style style:name="T12" style:family="text">
      <style:text-properties fo:language="en" fo:country="CA" fo:font-style="normal" style:text-underline-style="none" fo:font-weight="bold" style:font-style-asian="normal" style:font-weight-asian="bold" style:font-style-complex="normal" style:font-weight-complex="bold"/>
    </style:style>
    <style:style style:name="T13" style:family="text">
      <style:text-properties fo:language="en" fo:country="CA" fo:font-style="italic" style:font-style-asian="italic" style:font-style-complex="italic"/>
    </style:style>
    <style:style style:name="T14"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vital Sternin – Contributions and Statements</text:p>
      <text:p text:style-name="P9">Part I: Contributions to Research and Development</text:p>
      <text:p text:style-name="P9">b) Articles submitted to refereed journals</text:p>
      <table:table table:name="Table3" table:style-name="Table3">
        <table:table-column table:style-name="Table3.A"/>
        <table:table-row>
          <table:table-cell table:style-name="Table3.A1" office:value-type="string">
            <text:p text:style-name="P1"><text:span text:style-name="T11">Segalowitz, S. J., </text:span><text:span text:style-name="T12">Sternin, A.</text:span><text:span text:style-name="T11">, Lewis, T. L., Dywan, J., &amp; Maurer, D. <text:s/>(2015). </text:span>Electrophysiological Evidence of Altered Visual Processing in Adults who Experienced Visual Deprivation During Infancy.</text:p>
            <text:p text:style-name="P4"><text:span text:style-name="T7">Submitted to Neuropsychologia: </text:span>NSY-D-15-00682.<text:span text:style-name="T14">(Undergraduate work, ~45 pages submitted)</text:span></text:p>
          </table:table-cell>
        </table:table-row>
      </table:table>
      <text:p text:style-name="P6">c) Other refereed contributions</text:p>
      <text:p text:style-name="P5">papers in refereed conference proceedings</text:p>
      <table:table table:name="Table5" table:style-name="Table5">
        <table:table-column table:style-name="Table5.A"/>
        <table:table-row>
          <table:table-cell table:style-name="Table5.A1" office:value-type="string">
            <text:p text:style-name="P3">Stober, S., <text:span text:style-name="T4">Sternin, A.</text:span>, Owen, A.M., Grahn, J.A. (2015). Towards Music Imagery Information Retrieval: Introducing the OpenMIIR Dataset of EEG Recordings from Music Perception and Imagination. <text:span text:style-name="T5">Proceedings of the 16</text:span><text:span text:style-name="T2">th</text:span><text:span text:style-name="T5"> International Society for Music Information Retrieval Conference. </text:span>Malaga, Spain (Master's work)</text:p>
          </table:table-cell>
        </table:table-row>
        <table:table-row>
          <table:table-cell table:style-name="Table5.A1" office:value-type="string">
            <text:p text:style-name="P1"><text:span text:style-name="T8">Sternin, A.</text:span><text:span text:style-name="T7">, Stober, S., Owen, A.M., Grahn, J.A. (2015). </text:span>Tempo Estimation from the EEG signal during perception and imagination of music. <text:span text:style-name="T5">Proceedings of the 1</text:span><text:span text:style-name="T2">st</text:span><text:span text:style-name="T5"> International Workshop on Brain-Computer Music Interfacing. Plymouth, UK. </text:span><text:span text:style-name="T14">(Master's work)</text:span></text:p>
          </table:table-cell>
        </table:table-row>
      </table:table>
      <text:p text:style-name="P5">oral presentation</text:p>
      <table:table table:name="Table11" table:style-name="Table11">
        <table:table-column table:style-name="Table11.A"/>
        <table:table-column table:style-name="Table11.B"/>
        <table:table-row>
          <table:table-cell table:style-name="Table11.A1" office:value-type="string">
            <text:p text:style-name="P13">2015.09</text:p>
          </table:table-cell>
          <table:table-cell table:style-name="Table11.A1" office:value-type="string">
            <text:p text:style-name="P2">Fifth Annual Cognitive Based Music Informatics Research (Toronto, ON)</text:p>
            <text:list xml:id="list8070840257901102831" text:style-name="L1">
              <text:list-item>
                <text:p text:style-name="P14"><text:span text:style-name="T7">Stober, S.*, </text:span><text:span text:style-name="T8">Sternin, A.,</text:span><text:span text:style-name="T7"> Owen, A.M., Grahn, J.A. </text:span></text:p>
              </text:list-item>
              <text:list-item>
                <text:p text:style-name="P14"><text:span text:style-name="T7">Similarity and feature learning for EEG recordings of music perception and imagination (Master's work) – </text:span><text:span text:style-name="T13">Awarded the Best Paper Award</text:span></text:p>
              </text:list-item>
            </text:list>
          </table:table-cell>
        </table:table-row>
        <table:table-row>
          <table:table-cell table:style-name="Table11.A1" office:value-type="string">
            <text:p text:style-name="P13">2015.06</text:p>
          </table:table-cell>
          <table:table-cell table:style-name="Table11.A1" office:value-type="string">
            <text:p text:style-name="P2">First International Workshop on Brain-Computer Music Interfacing <text:span text:style-name="T3">(Plymouth, UK)</text:span></text:p>
            <text:list xml:id="list2954733674533149526" text:style-name="L2">
              <text:list-item>
                <text:p text:style-name="P15"><text:span text:style-name="T8">Sternin, A.*</text:span><text:span text:style-name="T7">, Stober, S., Owen, A.M., Grahn, J.A. </text:span></text:p>
              </text:list-item>
              <text:list-item>
                <text:p text:style-name="P15">Tempo Estimation from the EEG signal during perception and imagination of music (Master's work)</text:p>
              </text:list-item>
            </text:list>
          </table:table-cell>
        </table:table-row>
      </table:table>
      <text:p text:style-name="P5">poster presentations</text:p>
      <table:table table:name="Table2" table:style-name="Table2">
        <table:table-column table:style-name="Table2.A"/>
        <table:table-column table:style-name="Table2.B"/>
        <table:table-row>
          <table:table-cell table:style-name="Table2.A1" office:value-type="string">
            <text:p text:style-name="P13">2015.09</text:p>
          </table:table-cell>
          <table:table-cell table:style-name="Table2.A1" office:value-type="string">
            <text:p text:style-name="P2">Inaugural Brain and Mind Symposium <text:span text:style-name="T3">(London, ON)</text:span><text:span text:style-name="T5"> </text:span><text:span text:style-name="T6">Institutional</text:span></text:p>
            <text:list xml:id="list4205092458212830093" text:style-name="L3">
              <text:list-item>
                <text:p text:style-name="P16"><text:span text:style-name="T8">Sternin, A.*</text:span><text:span text:style-name="T7">, Stober, S., Owen, A.M., Grahn, J.A. </text:span></text:p>
              </text:list-item>
              <text:list-item>
                <text:p text:style-name="P21">TITLE (Master's work)</text:p>
              </text:list-item>
            </text:list>
          </table:table-cell>
        </table:table-row>
        <table:table-row>
          <table:table-cell table:style-name="Table2.A1" office:value-type="string">
            <text:p text:style-name="P13">2015.08</text:p>
          </table:table-cell>
          <table:table-cell table:style-name="Table2.A1" office:value-type="string">
            <text:p text:style-name="P2">Society for Music Perception and Cognition 2015 <text:span text:style-name="T3">(Nashville, TN) </text:span><text:span text:style-name="T6">International </text:span></text:p>
            <text:list xml:id="list516516562142243027" text:style-name="L4">
              <text:list-item>
                <text:p text:style-name="P17"><text:span text:style-name="T8">Sternin, A.*</text:span><text:span text:style-name="T7">, Stober, S., Owen, A.M., Grahn, J.A. </text:span></text:p>
              </text:list-item>
              <text:list-item>
                <text:p text:style-name="P17">Classifying Perception and Imagination of Music from EEG (Master's work)</text:p>
              </text:list-item>
            </text:list>
          </table:table-cell>
        </table:table-row>
        <table:table-row>
          <table:table-cell table:style-name="Table2.A1" office:value-type="string">
            <text:p text:style-name="P13">2015.02</text:p>
          </table:table-cell>
          <table:table-cell table:style-name="Table2.A1" office:value-type="string">
            <text:p text:style-name="P2">Lake Ontario Visionary Establishment 44<text:span text:style-name="T1">th</text:span> Annual Conference <text:span text:style-name="T3">(Niagara Falls, ON) </text:span><text:span text:style-name="T6">Provincial</text:span></text:p>
            <text:list xml:id="list133950141919841" text:continue-list="list2954733674533149526" text:style-name="L2">
              <text:list-item>
                <text:p text:style-name="P15"><text:span text:style-name="T8">Sternin, A.*</text:span><text:span text:style-name="T7">, Stober, S., Owen, A.M., Grahn, J.A. </text:span></text:p>
              </text:list-item>
              <text:list-item>
                <text:p text:style-name="P15">Differentiating Music Perception and Imagination Using EEG-processing (Master's work)</text:p>
              </text:list-item>
            </text:list>
          </table:table-cell>
        </table:table-row>
        <table:table-row>
          <table:table-cell table:style-name="Table2.A1" office:value-type="string">
            <text:p text:style-name="P13">2014.09 </text:p>
          </table:table-cell>
          <table:table-cell table:style-name="Table2.A1" office:value-type="string">
            <text:p text:style-name="P2">Society for Psychophysiological Research (SPR) 54<text:span text:style-name="T1">th</text:span> annual meeting <text:span text:style-name="T3">(Atlanta, GA) </text:span><text:span text:style-name="T6">International</text:span></text:p>
            <text:list xml:id="list6892791441570115689" text:style-name="L5">
              <text:list-item>
                <text:p text:style-name="P18"><text:span text:style-name="T10">Sternin, A.*, </text:span><text:span text:style-name="T9">Segalowitz, S. J., Lewis, T. L., Dywan, J., &amp; Maurer, D.</text:span></text:p>
              </text:list-item>
              <text:list-item>
                <text:p text:style-name="P18">Electrophysiological evidence of altered visual processing in adults with blocked pattern vision during infancy (Undergraduate work)</text:p>
              </text:list-item>
            </text:list>
          </table:table-cell>
        </table:table-row>
        <table:table-row>
          <table:table-cell table:style-name="Table2.A1" office:value-type="string">
            <text:p text:style-name="P13">2014.05</text:p>
          </table:table-cell>
          <table:table-cell table:style-name="Table2.A1" office:value-type="string">
            <text:p text:style-name="P2">Compute Ontario Research Day 2014 <text:span text:style-name="T3">(Perimeter Institute – Waterloo, ON) </text:span><text:span text:style-name="T6">Regional</text:span></text:p>
            <text:list xml:id="list1443554578054557720" text:style-name="L6">
              <text:list-item>
                <text:p text:style-name="P19"><text:span text:style-name="T10">Sternin, A.*, </text:span><text:span text:style-name="T9">Segalowitz, S. J., Lewis, T. L., Dywan, J., &amp; Maurer, D.</text:span></text:p>
              </text:list-item>
              <text:list-item>
                <text:p text:style-name="P19">Electrophysiological evidence of altered visual processing in adults with blocked pattern vision during infancy (Undergraduate work)</text:p>
              </text:list-item>
            </text:list>
          </table:table-cell>
        </table:table-row>
      </table:table>
      <text:p text:style-name="P9">d) Non-refereed contributions</text:p>
      <text:p text:style-name="P11">posters</text:p>
      <table:table table:name="Table7" table:style-name="Table7">
        <table:table-column table:style-name="Table7.A"/>
        <table:table-column table:style-name="Table7.B"/>
        <table:table-row>
          <table:table-cell table:style-name="Table7.A1" office:value-type="string">
            <text:p text:style-name="P13">2014.05</text:p>
          </table:table-cell>
          <table:table-cell table:style-name="Table7.A1" office:value-type="string">
            <text:p text:style-name="P2">Southern Ontario Neuroscience Association (SONA) <text:span text:style-name="T3">(London, ON)</text:span><text:span text:style-name="T6"> Provincial</text:span></text:p>
            <text:list xml:id="list4826892407313579442" text:style-name="L7">
              <text:list-item>
                <text:p text:style-name="P20"><text:span text:style-name="T9">Segalowitz, S. J., </text:span><text:span text:style-name="T10">Sternin, A.*,</text:span><text:span text:style-name="T9"> Lewis, T. L., Dywan, J., &amp; Maurer, D.</text:span></text:p>
              </text:list-item>
              <text:list-item>
                <text:p text:style-name="P20">Electrophysiological evidence of altered visual processing in adults with blocked pattern vision during infancy (Undergraduate work)</text:p>
              </text:list-item>
            </text:list>
          </table:table-cell>
        </table:table-row>
      </table:table>
      <text:p text:style-name="P10"/>
      <text:p text:style-name="P10">Part II: Most significant contributions to research and development</text:p>
      <text:p text:style-name="P8"><text:soft-page-break/>In June 2015 I was sent as the sole representative of my lab to a present at the first international workshop on brain-computer interfacing (BCMI 2015). My presentation was an overview of some of the work completed during the first year of my Master's research. This project investigated whether perceived and imagined music could be classified from EEG data alone. Together with a post-doctoral scholar in the lab I designed the experiment which required determining what musical characteristics we wanted to manipulate and choosing music to suit those requirements. I then created a program that would automatically present participants with stimuli at the appropriate intervals according to our experimental design as well as record responses. I collected EEG data using a BioSemi system from 14 participants. Importantly I needed to ensure that the stimulus presentation, BioSemi system and recording systems were all in complete synchrony with each other. Once all of the data had been collected I worked with the post-doctoral scholar to analyze the data. In the past, classification of brain states using EEG has been done by investigating frequency band modulation. We were able to come up with a novel approach to this problem. Using autocorrelations on event-related potentials we found a way to estimate the tempo of the perceived or imagined music. At BCMI 2015 I presented this novel approach to other researchers in the brain-computer music interfacing field. This new approach was met with excitement and future collaborations to determine new approaches to the problem of brain-computer music interfacing have been made possible as a direct result.</text:p>
      <text:p text:style-name="P8"/>
      <text:p text:style-name="P8">I was awarded a NSERC undergraduate student research award in 2013 to work with Dr. Sid Segalowitz. Before I arrived in the lab, in collaboration with Dr. Daphne Maurer, data was collected from a group of adults that had all been born with bilateral cataracts but who were fitted with corrective lenses before their first birthdays. These patients participated in a series of EEG experiments that explored whether the early visual deprivation they experienced had affected the organization of their visual system as they matured. I organized the recorded data and began analysis on the first of four experiments. Preliminary findings were promising and over the course of the following year I analyzed the remaining data. We found that although these patients were performing at normal levels on visual behavioural tasks their EEG results showed they processed the stimuli differently than controls. I first wrote up these results as my undergraduate thesis and then as a manuscript. Due to the specificity of this experiment the paper (<text:span text:style-name="T5">Electrophysiological Evidence of Altered Visual Processing in Adults who Experienced Visual Deprivation During Infancy</text:span>) was submitted to Neuropsychologia. </text:p>
      <text:p text:style-name="P8"/>
      <text:p text:style-name="P8">third?</text:p>
      <text:p text:style-name="P10"/>
      <text:p text:style-name="P10">Part III: Applicant's statement </text:p>
      <text:p text:style-name="P10">Research Experience</text:p>
      <text:p text:style-name="P8"/>
      <text:p text:style-name="P8">can use BioSemi system</text:p>
      <text:p text:style-name="P8">statistical analyses – SPSS, sLORETA</text:p>
      <text:p text:style-name="P8">programming: python, MATLAB/Octave, EEGLAB, Psychtoolbox</text:p>
      <text:p text:style-name="P8">Undergrad – Made ceramic samples for use in pulsed laser thin film deposition. </text:p>
      <text:p text:style-name="P8">ceramic samples (proper lab techniques, safety, cleanliness); computers (soldering, computer part replacement)</text:p>
      <text:p text:style-name="P8">Repair and maintenance of approximately 80 computers for student use.</text:p>
      <text:p text:style-name="P10"/>
      <text:p text:style-name="P10">Relevant Activities</text:p>
      <text:p text:style-name="P8">Created an instructional video for future students depicting the Sol-Gel technique used to make ceramic samples. </text:p>
      <text:p text:style-name="P7">Program Support Team – Society for Music Perception and Cognition 2015 </text:p>
      <text:p text:style-name="P7">Radio Interview for Zeit Online (Max Rauner)</text:p>
      <text:p text:style-name="P8">TA – 2 hour tutorials every week, taught stats, experimental design, marking. Nominated for award</text:p>
      <text:p text:style-name="P8">PGSA </text:p>
      <text:p text:style-name="P8">Graduate teaching awards commitee </text:p>
      <text:p text:style-name="P8">Senate position undergrad</text:p>
      <text:p text:style-name="P8">Student appeals undergra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master-page-name="">
      <style:paragraph-properties fo:margin-top="0in" fo:margin-bottom="0.1965in" loext:contextual-spacing="false" style:page-number="auto" style:border-line-width-bottom="0.0161in 0.0161in 0.0161in" fo:padding="0in" fo:border-left="none" fo:border-right="none" fo:border-top="none" fo:border-bottom="3.46pt double #000000" style:shadow="none" text:number-lines="false" text:line-number="0" style:join-border="false"/>
      <style:text-properties fo:font-size="12pt" style:font-size-asian="6pt" style:font-size-complex="6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4-08T16:25:44.18</meta:creation-date>
    <meta:generator>LibreOffice/4.3.0.4$MacOSX_X86_64 LibreOffice_project/62ad5818884a2fc2e5780dd45466868d41009ec0</meta:generator>
    <dc:date>2015-09-16T13:39:49.638205000</dc:date>
    <meta:editing-duration>P3DT8H55M50S</meta:editing-duration>
    <meta:editing-cycles>117</meta:editing-cycles>
    <meta:printed-by>Avital Sternin</meta:printed-by>
    <meta:print-date>2011-12-05T19:45:16</meta:print-date>
    <meta:document-statistic meta:table-count="5" meta:image-count="0" meta:object-count="0" meta:page-count="2" meta:paragraph-count="66" meta:word-count="997" meta:character-count="6870" meta:non-whitespace-character-count="5932"/>
  </office:meta>
</office:document-meta>
</file>